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0000002280D0CA3D8.png" manifest:media-type="image/png"/>
  <manifest:file-entry manifest:full-path="Pictures/10000000000001CF0000008EDE9C184D.png" manifest:media-type="image/png"/>
  <manifest:file-entry manifest:full-path="Pictures/10000000000002BF000000AA0DDF1969.png" manifest:media-type="image/png"/>
  <manifest:file-entry manifest:full-path="Pictures/10000000000002C6000000A93D31388C.png" manifest:media-type="image/png"/>
  <manifest:file-entry manifest:full-path="Pictures/10000000000002BC0000004DBA9F5477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CC000000AB3C3B89C1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6A000000ABBAB39106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r17" style:family="presentation" style:parent-style-name="AbstractYellow-subtitle">
      <style:graphic-properties draw:fill-color="#ffffff" draw:auto-grow-height="true" fo:min-height="4.826cm"/>
    </style:style>
    <style:style style:name="pr18" style:family="presentation" style:parent-style-name="AbstractYellow-subtitle">
      <style:graphic-properties draw:fill-color="#ffffff" draw:auto-grow-height="true" fo:min-height="2.629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20" style:family="paragraph">
      <style:paragraph-properties fo:line-height="150%" fo:text-align="end"/>
      <style:text-properties fo:font-size="12pt"/>
    </style:style>
    <style:style style:name="P21" style:family="paragraph">
      <style:text-properties fo:font-size="26pt"/>
    </style:style>
    <style:style style:name="P22" style:family="paragraph">
      <style:paragraph-properties fo:text-align="start"/>
      <style:text-properties fo:font-size="28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8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3.782cm" svg:x="2.54cm" svg:y="5.469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  <text:p text:style-name="P11"><text:span text:style-name="T12"/></text:p>
            <text:p text:style-name="P11"><text:span text:style-name="T15">FIFA 2014 World Cup</text:span><text:span text:style-name="T16">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7">Team</text:span><text:span text:style-name="T18"> model</text:span></text:p>
            <text:p text:style-name="P11"><text:span text:style-name="T7"/></text:p>
            <text:p text:style-name="P11"><text:span text:style-name="T19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7">Match</text:span><text:span text:style-name="T18"> model</text:span></text:p>
            <text:p text:style-name="P11"><text:span text:style-name="T7"/></text:p>
            <text:p text:style-name="P11"><text:span text:style-name="T19">Team1_id:integer</text:span></text:p>
            <text:p text:style-name="P11"><text:span text:style-name="T19">Team2_id:integer</text:span></text:p>
            <text:p text:style-name="P11"><text:span text:style-name="T19">MatchDate:date</text:span></text:p>
            <text:p text:style-name="P11"><text:span text:style-name="T19">Score1:integer</text:span></text:p>
            <text:p text:style-name="P11"><text:span text:style-name="T19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19">Rails Home</text:span><text:span text:style-name="T7">' controller and view to act as the </text:span><text:span text:style-name="T19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1.9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1.8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3.878cm" svg:x2="23.368cm" svg:y2="13.878cm">
          <text:p/>
        </draw:line>
        <draw:line draw:style-name="gr8" draw:text-style-name="P4" draw:layer="layout" svg:x1="17.78cm" svg:y1="14.886cm" svg:x2="23.368cm" svg:y2="14.886cm">
          <text:p/>
        </draw:line>
        <draw:line draw:style-name="gr6" draw:text-style-name="P4" draw:layer="layout" svg:x1="5.588cm" svg:y1="12.292cm" svg:x2="14.60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</text:span><text:span text:style-name="T19">Rails_Home</text:span><text:span text:style-name="T7"> </text:span><text:span text:style-name="T21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7.6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8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3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764cm" svg:x2="9.398cm" svg:y2="16.76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1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Create the </text:span><text:span text:style-name="T21">fifa.coffee</text:span><text:span text:style-name="T7"> file. (</text:span><text:span text:style-name="T8">Rails</text:span><text:span text:style-name="T7"> will automatically compile to </text:span><text:span text:style-name="T19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10.1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4.07cm" svg:x2="11.684cm" svg:y2="14.07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5.071cm" presentation:class="subtitle" presentation:user-transformed="true">
          <draw:text-box>
            <text:p text:style-name="P11"><text:span text:style-name="T7">Add </text:span><text:span text:style-name="T21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6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6.002cm" svg:x2="13.716cm" svg:y2="16.002cm">
          <text:p/>
        </draw:line>
        <draw:line draw:style-name="gr13" draw:text-style-name="P4" draw:layer="layout" svg:x1="3.81cm" svg:y1="18.134cm" svg:x2="11.684cm" svg:y2="18.134cm">
          <text:p/>
        </draw:line>
        <draw:line draw:style-name="gr13" draw:text-style-name="P4" draw:layer="layout" svg:x1="4.318cm" svg:y1="18.642cm" svg:x2="8.128cm" svg:y2="18.642cm">
          <text:p/>
        </draw:line>
        <draw:line draw:style-name="gr13" draw:text-style-name="P4" draw:layer="layout" svg:x1="4.751cm" svg:y1="19.191cm" svg:x2="19.812cm" svg:y2="19.191cm">
          <text:p/>
        </draw:line>
        <draw:frame draw:style-name="gr1" draw:text-style-name="P4" draw:layer="layout" svg:width="5.397cm" svg:height="4.523cm" svg:x="5.08cm" svg:y="8.177cm">
          <draw:image xlink:href="Pictures/10000000000000CC000000AB3C3B89C1.png" xlink:type="simple" xlink:show="embed" xlink:actuate="onLoad">
            <text:p/>
          </draw:image>
        </draw:frame>
        <draw:line draw:style-name="gr14" draw:text-style-name="P4" draw:layer="layout" svg:x1="7.566cm" svg:y1="11.43cm" svg:x2="9.752cm" svg:y2="11.43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4.5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1">app/javascripts/application.js</text:span><text:span text:style-name="T7">) to add </text:span><text:span text:style-name="T21">fifa.js</text:span><text:span text:style-name="T7">, </text:span><text:span text:style-name="T21">angular.js</text:span><text:span text:style-name="T7"> and </text:span><text:span text:style-name="T21">angular-route.js</text:span><text:span text:style-name="T20">, and remove</text:span><text:span text:style-name="T17"> </text:span><text:span text:style-name="T21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7cm">
          <draw:image xlink:href="Pictures/100000000000016A000000ABBAB39106.png" xlink:type="simple" xlink:show="embed" xlink:actuate="onLoad">
            <text:p/>
          </draw:image>
        </draw:frame>
        <draw:line draw:style-name="gr15" draw:text-style-name="P4" draw:layer="layout" svg:x1="5.842cm" svg:y1="15.186cm" svg:x2="10.668cm" svg:y2="15.186cm">
          <text:p/>
        </draw:line>
        <draw:line draw:style-name="gr15" draw:text-style-name="P4" draw:layer="layout" svg:x1="5.842cm" svg:y1="15.648cm" svg:x2="11.938cm" svg:y2="15.648cm">
          <text:p/>
        </draw:line>
        <draw:line draw:style-name="gr15" draw:text-style-name="P4" draw:layer="layout" svg:x1="5.842cm" svg:y1="16.156cm" svg:x2="9.906cm" svg:y2="16.1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0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08cm" presentation:class="subtitle" presentation:user-transformed="true">
          <draw:text-box>
            <text:p text:style-name="P11"><text:span text:style-name="T7">Now for the showdown! We'll start with </text:span><text:span text:style-name="T21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1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1">$resource</text:span><text:span text:style-name="T7"> service. We also need to add a third party service called </text:span><text:span text:style-name="T21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6.883cm" svg:x="2.54cm" svg:y="5.02cm" presentation:class="subtitle" presentation:user-transformed="true">
          <draw:text-box>
            <text:p text:style-name="P11"><text:span text:style-name="T7">Add a </text:span><text:span text:style-name="T21">Teams</text:span><text:span text:style-name="T7"> controller with the necessary dependencies.</text:span></text:p>
            <text:p text:style-name="P11"><text:span text:style-name="T7"/></text:p>
            <text:p text:style-name="P11"><text:span text:style-name="T7">We need the </text:span><text:span text:style-name="T21">$http</text:span><text:span text:style-name="T7"> and </text:span><text:span text:style-name="T21">$resource</text:span><text:span text:style-name="T7"> services (</text:span><text:span text:style-name="T21">$resource</text:span><text:span text:style-name="T7"> depends on </text:span><text:span text:style-name="T21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542cm" svg:height="2.032cm" svg:x="2.54cm" svg:y="13.24cm">
          <draw:image xlink:href="Pictures/10000000000002BC0000004DBA9F5477.png" xlink:type="simple" xlink:show="embed" xlink:actuate="onLoad">
            <text:p/>
          </draw:image>
        </draw:frame>
        <draw:line draw:style-name="gr7" draw:text-style-name="P4" draw:layer="layout" svg:x1="4.064cm" svg:y1="13.962cm" svg:x2="20.574cm" svg:y2="13.962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639cm" presentation:class="subtitle" presentation:user-transformed="true">
          <draw:text-box>
            <text:p text:style-name="P11"><text:span text:style-name="T7">After setting the value for the </text:span><text:span text:style-name="T21">team_url</text:span><text:span text:style-name="T7"> constant, we can define a </text:span><text:span text:style-name="T21">teams_resource</text:span><text:span text:style-name="T7"> object using the </text:span><text:span text:style-name="T21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784cm" svg:height="4.47cm" svg:x="5.069cm" svg:y="11.011cm">
          <draw:image xlink:href="Pictures/10000000000002C6000000A93D31388C.png" xlink:type="simple" xlink:show="embed" xlink:actuate="onLoad">
            <text:p/>
          </draw:image>
        </draw:frame>
        <draw:line draw:style-name="gr7" draw:text-style-name="P4" draw:layer="layout" svg:x1="6.604cm" svg:y1="11.684cm" svg:x2="20.32cm" svg:y2="11.684cm">
          <text:p/>
        </draw:line>
        <draw:line draw:style-name="gr13" draw:text-style-name="P4" draw:layer="layout" svg:x1="7.112cm" svg:y1="13.208cm" svg:x2="15.24cm" svg:y2="13.208cm">
          <text:p/>
        </draw:line>
        <draw:line draw:style-name="gr13" draw:text-style-name="P4" draw:layer="layout" svg:x1="7.366cm" svg:y1="13.716cm" svg:x2="13.97cm" svg:y2="13.716cm">
          <text:p/>
        </draw:line>
        <draw:line draw:style-name="gr13" draw:text-style-name="P4" draw:layer="layout" svg:x1="7.366cm" svg:y1="14.224cm" svg:x2="10.414cm" svg:y2="14.224cm">
          <text:p/>
        </draw:line>
        <draw:line draw:style-name="gr13" draw:text-style-name="P4" draw:layer="layout" svg:x1="7.366cm" svg:y1="14.732cm" svg:x2="14.478cm" svg:y2="14.73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7" draw:text-style-name="P12" draw:layer="layout" svg:width="25.46cm" svg:height="4.826cm" svg:x="1.64cm" svg:y="5.15cm" presentation:class="subtitle" presentation:user-transformed="true">
          <draw:text-box>
            <text:p text:style-name="P11"><text:span text:style-name="T7">If we define a </text:span><text:span text:style-name="T21">$scope.teams</text:span><text:span text:style-name="T7"> model to be the result of applying the </text:span><text:span text:style-name="T21">query()</text:span><text:span text:style-name="T7"> method to </text:span><text:span text:style-name="T21">$scope.teams_resource</text:span><text:span text:style-name="T7">, then </text:span><text:span text:style-name="T21">$scope.teams</text:span><text:span text:style-name="T7"> will be bound to the </text:span><text:span text:style-name="T21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599cm" svg:height="4.497cm" svg:x="4.299cm" svg:y="11.505cm">
          <draw:image xlink:href="Pictures/10000000000002BF000000AA0DDF1969.png" xlink:type="simple" xlink:show="embed" xlink:actuate="onLoad">
            <text:p/>
          </draw:image>
        </draw:frame>
        <draw:line draw:style-name="gr11" draw:text-style-name="P4" draw:layer="layout" svg:x1="6.35cm" svg:y1="15.24cm" svg:x2="16.764cm" svg:y2="15.24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Route the homepage to the </text:span><text:span text:style-name="T21">Teams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056cm" svg:height="3.988cm" svg:x="5.08cm" svg:y="10.16cm">
          <draw:image xlink:href="Pictures/10000000000001CF0000008EDE9C184D.png" xlink:type="simple" xlink:show="embed" xlink:actuate="onLoad">
            <text:p/>
          </draw:image>
        </draw:frame>
        <draw:line draw:style-name="gr11" draw:text-style-name="P4" draw:layer="layout" svg:x1="8.128cm" svg:y1="13.108cm" svg:x2="14.986cm" svg:y2="13.108cm">
          <text:p/>
        </draw:lin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20"><text:span text:style-name="T6">August 7 2014</text:span></text:p>
            <text:p text:style-name="P20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 text:style-name="P21"><text:span text:style-name="T9">Consume RESTful APIs with $resource and Restangular</text:span></text:p>
          </draw:text-box>
        </draw:frame>
        <draw:frame presentation:style-name="pr18" draw:text-style-name="P12" draw:layer="layout" svg:width="20.066cm" svg:height="3.442cm" svg:x="3.84cm" svg:y="4.84cm" presentation:class="subtitle" presentation:user-transformed="true">
          <draw:text-box>
            <text:p text:style-name="P22"><text:span text:style-name="T7">The </text:span><text:span text:style-name="T8">Batarang</text:span><text:span text:style-name="T7"> dev tool shows us that we now have the data available to the scope of the <text:s text:c="3"/></text:span><text:span text:style-name="T10">ng-controller="TeamsCtrl"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285cm">
          <draw:image xlink:href="Pictures/10000000000003B0000002280D0CA3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17T10:49:34.349778561</dc:date>
    <dc:creator>John Schmidt</dc:creator>
    <meta:editing-duration>PT21H47M18S</meta:editing-duration>
    <meta:editing-cycles>165</meta:editing-cycles>
    <meta:generator>LibreOffice/4.2.4.2$Linux_X86_64 LibreOffice_project/420m0$Build-2</meta:generator>
    <meta:document-statistic meta:object-count="344"/>
  </office:meta>
</office:document-meta>
</file>